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ÓN 15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4/04/2007</text:p>
          </table:table-cell>
        </table:table-row>
        <table:table-row>
          <table:table-cell table:style-name="Table2.A2" office:value-type="string">
            <text:p text:style-name="Table_20_Contents">Insertar comentario en actividad 3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8/04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soporte para interpolación de movimiento.</text:p>
        </text:list-item>
        <text:list-item>
          <text:p text:style-name="P10">Implementar plugin que utilice el soporte soporte de interpolación de movimiento.</text:p>
        </text:list-item>
        <text:list-item>
          <text:p text:style-name="P10">Serializar la interpolación de movimiento.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I<text:span text:style-name="T1">mplementar soporte para interpolación de movimiento.</text:span></text:p>
          </table:table-cell>
          <table:table-cell table:style-name="Table3.A2" office:value-type="string">
            <text:p text:style-name="Table_20_Contents">Métodos y clases necesarias para aplicar la interpolación a objetos del proyect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plugin que utilice el soporte soporte de interpolación de movimiento.</text:p>
          </table:table-cell>
          <table:table-cell table:style-name="Table3.A2" office:value-type="string">
            <text:p text:style-name="P12">Plugin que permita aplicarle a un objeto de la vista la interpolación de movimiento.</text:p>
          </table:table-cell>
          <table:table-cell table:style-name="Table3.D2" office:value-type="string">
            <text:p text:style-name="Table_20_Contents">Depende de la actividad 1.</text:p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Serializar la interpolación de movimiento.</text:p>
          </table:table-cell>
          <table:table-cell table:style-name="Table3.A2" office:value-type="string">
            <text:p text:style-name="P12">Adicionar al formato de archivo el soporte para la interpolación, permitiendo así guardar y cargar las interpolaciones.</text:p>
          </table:table-cell>
          <table:table-cell table:style-name="Table3.D2" office:value-type="string">
            <text:p text:style-name="Table_20_Contents">Depende de la actividad 1.</text:p>
            <text:p text:style-name="Table_20_Contents"/>
            <text:p text:style-name="Table_20_Contents">El resultado de esta actividad cambio la serialización de los objetos, por lo cual los proyectos de versiones anteriores a esta fecha no se cargan bien.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4/04/2007</text:p>
          </table:table-cell>
          <table:table-cell table:style-name="Table1.B2" office:value-type="string">
            <text:p text:style-name="P15">Paola J. Rodriguez</text:p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4-08T10:38:45</meta:creation-date>
    <dc:creator>David Cuadrado</dc:creator>
    <dc:date>2007-04-08T10:49:51</dc:date>
    <dc:language>es-CO</dc:language>
    <meta:editing-cycles>21</meta:editing-cycles>
    <meta:editing-duration>PT11M6S</meta:editing-duration>
    <meta:template xlink:type="simple" xlink:actuate="onRequest" xlink:role="template" xlink:href="../../../../../../../.ooo-2.0/user/template/ktoon_plan_de_iteracion1.ott" xlink:title="ktoon_plan_de_iteracion" meta:date="2007-04-08T10:38:45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2" meta:word-count="190" meta:character-count="1276"/>
  </office:meta>
</office:document-meta>
</file>